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iscoSansTT" svg:font-family="CiscoSansTT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erial Icons" svg:font-family="'Material Icons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var headings-font-family" svg:font-family="'var headings-font-family'"/>
  </office:font-face-decls>
  <office:automatic-styles>
    <style:style style:name="P1" style:family="paragraph" style:parent-style-name="Standard">
      <style:paragraph-properties fo:margin-top="0cm" fo:margin-bottom="0cm" style:contextual-spacing="false"/>
      <style:text-properties fo:font-variant="normal" fo:text-transform="none" fo:color="#f2f0ed" loext:opacity="100%" style:font-name="CiscoSansTT" fo:font-size="12pt" fo:letter-spacing="normal" fo:font-style="normal" fo:font-weight="normal"/>
    </style:style>
    <style:style style:name="P2" style:family="paragraph" style:parent-style-name="Standard">
      <style:text-properties fo:font-variant="normal" fo:text-transform="none" fo:color="#00f2f0" loext:opacity="100%" style:font-name="Material Icons" fo:font-size="18pt" fo:letter-spacing="normal" fo:font-style="normal" fo:font-weight="normal"/>
    </style:style>
    <style:style style:name="P3" style:family="paragraph" style:parent-style-name="Standard">
      <style:text-properties fo:color="#000000" loext:opacity="100%"/>
    </style:style>
    <style:style style:name="P4" style:family="paragraph" style:parent-style-name="Standard">
      <style:paragraph-properties fo:margin-top="0cm" fo:margin-bottom="0cm" style:contextual-spacing="false"/>
      <style:text-properties fo:color="#000000" loext:opacity="100%" style:font-name="Material Icons" fo:font-size="18pt"/>
    </style:style>
    <style:style style:name="P5" style:family="paragraph" style:parent-style-name="Standard">
      <style:paragraph-properties fo:orphans="2" fo:widows="2"/>
    </style:style>
    <style:style style:name="P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var headings-font-family" fo:background-color="#000e10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Text_20_body">
      <style:paragraph-properties fo:margin-top="0cm" fo:margin-bottom="0cm" style:contextual-spacing="false"/>
      <style:text-properties fo:font-variant="normal" fo:text-transform="none" fo:color="#f2f0ed" loext:opacity="100%" style:font-name="CiscoSansTT" fo:font-size="12pt" fo:letter-spacing="normal" fo:font-style="normal" fo:font-weight="normal"/>
    </style:style>
    <style:style style:name="P9" style:family="paragraph" style:parent-style-name="Text_20_body">
      <style:text-properties fo:font-variant="normal" fo:text-transform="none" fo:color="#00f2f0" loext:opacity="100%" style:font-name="Material Icons" fo:font-size="18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CiscoSansTT" fo:font-size="12pt" fo:letter-spacing="normal" fo:font-style="normal" fo:font-weight="normal"/>
    </style:style>
    <style:style style:name="P11" style:family="paragraph" style:parent-style-name="Text_20_body">
      <style:paragraph-properties fo:margin-top="0cm" fo:margin-bottom="0cm" style:contextual-spacing="false"/>
    </style:style>
    <style:style style:name="P12" style:family="paragraph" style:parent-style-name="Text_20_body">
      <style:paragraph-properties fo:margin-top="0cm" fo:margin-bottom="0cm" style:contextual-spacing="false"/>
      <style:text-properties style:font-name="Material Icons" fo:font-size="18pt" fo:background-color="#000e10"/>
    </style:style>
    <style:style style:name="P13" style:family="paragraph" style:parent-style-name="Text_20_body">
      <style:text-properties fo:color="#00f2f0" loext:opacity="100%" style:font-name="Material Icons" fo:font-size="18pt"/>
    </style:style>
    <style:style style:name="P14" style:family="paragraph" style:parent-style-name="Text_20_body">
      <style:paragraph-properties fo:margin-top="0cm" fo:margin-bottom="0cm" style:contextual-spacing="false"/>
      <style:text-properties fo:color="#00f2f0" loext:opacity="100%" style:font-name="Material Icons" fo:font-size="18pt" fo:background-color="#000e10"/>
    </style:style>
    <style:style style:name="P15" style:family="paragraph" style:parent-style-name="Text_20_body">
      <style:paragraph-properties fo:margin-top="0cm" fo:margin-bottom="0.247cm" style:contextual-spacing="false" fo:text-align="center" style:justify-single-word="false"/>
      <style:text-properties fo:color="#00f2f0" loext:opacity="100%" style:font-name="Material Icons" fo:font-size="18pt" fo:background-color="#000e10"/>
    </style:style>
    <style:style style:name="P16" style:family="paragraph" style:parent-style-name="Text_20_body">
      <style:paragraph-properties fo:margin-top="0cm" fo:margin-bottom="0cm" style:contextual-spacing="false" fo:orphans="2" fo:widows="2"/>
    </style:style>
    <style:style style:name="P17" style:family="paragraph" style:parent-style-name="Text_20_body">
      <style:paragraph-properties fo:margin-top="0cm" fo:margin-bottom="0cm" style:contextual-spacing="false" fo:orphans="2" fo:widows="2"/>
      <style:text-properties fo:color="#000000" loext:opacity="100%"/>
    </style:style>
    <style:style style:name="P18" style:family="paragraph" style:parent-style-name="Text_20_body">
      <style:text-properties fo:color="#000000" loext:opacity="100%"/>
    </style:style>
    <style:style style:name="P19" style:family="paragraph" style:parent-style-name="Text_20_body">
      <style:paragraph-properties fo:margin-top="0cm" fo:margin-bottom="0cm" style:contextual-spacing="false"/>
      <style:text-properties fo:color="#000000" loext:opacity="100%"/>
    </style:style>
    <style:style style:name="P20" style:family="paragraph" style:parent-style-name="Text_20_body">
      <style:paragraph-properties fo:margin-top="0cm" fo:margin-bottom="0cm" style:contextual-spacing="false"/>
      <style:text-properties fo:color="#000000" loext:opacity="100%" style:font-name="Material Icons" fo:font-size="18pt"/>
    </style:style>
    <style:style style:name="P21" style:family="paragraph" style:parent-style-name="Text_20_body">
      <style:paragraph-properties fo:margin-top="0cm" fo:margin-bottom="0cm" style:contextual-spacing="false"/>
      <style:text-properties fo:color="#000000" loext:opacity="100%" style:font-name="Material Icons" fo:font-size="18pt" officeooo:paragraph-rsid="0019a26c"/>
    </style:style>
    <style:style style:name="P22" style:family="paragraph" style:parent-style-name="Text_20_body">
      <style:paragraph-properties fo:margin-top="0cm" fo:margin-bottom="0cm" style:contextual-spacing="false"/>
      <style:text-properties fo:background-color="#000e10"/>
    </style:style>
    <style:style style:name="P23" style:family="paragraph" style:parent-style-name="Text_20_body">
      <style:paragraph-properties fo:margin-top="0cm" fo:margin-bottom="0cm" style:contextual-spacing="false"/>
      <style:text-properties style:font-name="var headings-font-family" fo:background-color="#000e10"/>
    </style:style>
    <style:style style:name="T1" style:family="text">
      <style:text-properties fo:font-variant="normal" fo:text-transform="none" fo:color="#f2f0ed" loext:opacity="100%" style:font-name="CiscoSansTT" fo:font-size="12pt" fo:letter-spacing="normal" fo:font-style="normal" fo:font-weight="normal"/>
    </style:style>
    <style:style style:name="T2" style:family="text">
      <style:text-properties fo:font-variant="normal" fo:text-transform="none" fo:color="#f2f0ed" loext:opacity="100%" style:font-name="monospace" fo:font-size="12pt" fo:letter-spacing="normal" fo:font-style="normal" fo:font-weight="bold" fo:background-color="#4d5558" loext:char-shading-value="0" loext:padding="0cm" loext:border="none"/>
    </style:style>
    <style:style style:name="T3" style:family="text">
      <style:text-properties fo:color="#f2f0ed" loext:opacity="100%"/>
    </style:style>
    <style:style style:name="T4" style:family="text">
      <style:text-properties fo:color="#f2f0ed" loext:opacity="100%" style:text-underline-style="solid" style:text-underline-width="auto" style:text-underline-color="font-color"/>
    </style:style>
    <style:style style:name="T5" style:family="text">
      <style:text-properties fo:color="#f2f0ed" loext:opacity="100%" style:font-name="monospace" fo:font-weight="bold" fo:background-color="#4d5558" loext:char-shading-value="0" loext:padding="0cm" loext:border="none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background-color="#000e10" loext:char-shading-value="0"/>
    </style:style>
    <style:style style:name="T8" style:family="text">
      <style:text-properties officeooo:rsid="0019a26c"/>
    </style:style>
    <style:style style:name="T9" style:family="text">
      <style:text-properties fo:font-style="italic"/>
    </style:style>
    <style:style style:name="T10" style:family="text">
      <style:text-properties fo:background-color="#000e10" loext:char-shading-value="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8">1 5 7 8 10 12 13</text:span></text:p>
      <text:p text:style-name="P20"/>
      <text:p text:style-name="P6">Pergunta 1</text:p>
      <text:p text:style-name="P22">Onde definitivamente não poderemos executar código JavaScript?</text:p>
      <text:section text:style-name="Sect1" text:name="631b00c5c3803267d02d5535-0-label">
        <text:p text:style-name="P11">Diretamente no processador.</text:p>
      </text:section>
      <text:p text:style-name="P11"/>
      <text:p text:style-name="P23">Pergunta 2</text:p>
      <text:p text:style-name="P11"><text:span text:style-name="T10">A linguagem TypeScript é:</text:span></text:p>
      <text:p text:style-name="P11"><text:bookmark text:name="component-heading"/></text:p>
      <text:p text:style-name="P23">Pergunta 3</text:p>
      <text:p text:style-name="P22">O kit de ferramentas básico necessário para desenvolver efetivamente o código JavaScript consiste em dois elementos:</text:p>
      <text:section text:style-name="Sect1" text:name="631b00c5c3803267d02d5537-3-label">
        <text:p text:style-name="P11"><text:bookmark text:name="component-heading12"/></text:p>
      </text:section>
      <text:p text:style-name="P23">Pergunta 4</text:p>
      <text:p text:style-name="P11"><text:span text:style-name="T7">O que não</text:span><text:span text:style-name="T10"> é tarefa do intérprete?</text:span><text:bookmark text:name="block-heading13"/></text:p>
      <text:section text:style-name="Sect1" text:name="Section6">
        <text:p text:style-name="P7"><text:bookmark text:name="component-heading13"/></text:p>
      </text:section>
      <text:p text:style-name="P23">Pergunta 5</text:p>
      <text:p text:style-name="P11"><text:span text:style-name="T10">Usando JavaScript, queremos exibir a palavra </text:span><text:span text:style-name="Source_20_Text"><text:span text:style-name="T5">"test"</text:span></text:span><text:span text:style-name="T10">no console. Que declaração usamos para fazer isso?</text:span></text:p>
      <text:section text:style-name="Sect1" text:name="631b00c5c3803267d02d5539-0-label">
        <text:p text:style-name="P11"><text:span text:style-name="Source_20_Text"><text:span text:style-name="T5">console.log("test");</text:span></text:span></text:p>
      </text:section>
      <text:p text:style-name="P11"><text:bookmark text:name="block-heading14"/></text:p>
      <text:section text:style-name="Sect1" text:name="Section8">
        <text:p text:style-name="P7"><text:bookmark text:name="component-heading14"/></text:p>
      </text:section>
      <text:p text:style-name="P23">Pergunta 6</text:p>
      <text:p text:style-name="P22">Um programa JavaScript do lado do cliente:</text:p>
      <text:section text:style-name="Sect1" text:name="631b00c5c3803267d02d553a-3-label">
        <text:p text:style-name="P11"><text:bookmark text:name="block-heading15"/></text:p>
      </text:section>
      <text:section text:style-name="Sect1" text:name="Section10">
        <text:p text:style-name="P7"><text:bookmark text:name="component-heading15"/></text:p>
      </text:section>
      <text:p text:style-name="P23">Pergunta 7</text:p>
      <text:p text:style-name="P22">HTML é:</text:p>
      <text:section text:style-name="Sect1" text:name="631b00c5c3803267d02d553b-3-label">
        <text:p text:style-name="P11">um protocolo de rede.</text:p>
      </text:section>
      <text:section text:style-name="Sect1" text:name="Section11">
        <text:p text:style-name="P7"><text:bookmark text:name="component-heading16"/></text:p>
      </text:section>
      <text:p text:style-name="P23">Pergunta 8</text:p>
      <text:p text:style-name="P11"><text:span text:style-name="T10">A </text:span><text:span text:style-name="Source_20_Text"><text:span text:style-name="T5">&lt;html&gt;</text:span></text:span><text:span text:style-name="T10">tag indica o início do documento HTML real. Qual tag deve aparecer no final do documento?</text:span></text:p>
      <text:section text:style-name="Sect1" text:name="631b00c5c3803267d02d553c-0-label">
        <text:p text:style-name="P11"><text:span text:style-name="Source_20_Text"><text:span text:style-name="T5">&lt;/html&gt;</text:span></text:span></text:p>
      </text:section>
      <text:p text:style-name="P11"><text:bookmark text:name="component-heading17"/></text:p>
      <text:p text:style-name="P23">Pergunta 9</text:p>
      <text:p text:style-name="P11"><text:span text:style-name="T10">Qual tag usamos em HTML para denotar a parte principal do documento dentro da qual definimos os elementos da página?</text:span><text:bookmark text:name="block-heading18"/></text:p>
      <text:section text:style-name="Sect1" text:name="Section16">
        <text:p text:style-name="P7"/>
        <text:p text:style-name="P7"><text:bookmark text:name="component-heading18"/></text:p>
      </text:section>
      <text:p text:style-name="P23">Pergunta 10</text:p>
      <text:p text:style-name="P22">Qual tag HTML é usada para indicar que estamos incorporando código JavaScript?</text:p>
      <text:section text:style-name="Sect1" text:name="631b00c5c3803267d02d553e-0-label">
        <text:p text:style-name="P11"><text:span text:style-name="Source_20_Text"><text:span text:style-name="T5">&lt;script&gt;</text:span></text:span><text:bookmark text:name="block-heading19"/></text:p>
      </text:section>
      <text:section text:style-name="Sect1" text:name="Section18">
        <text:p text:style-name="P7"><text:bookmark text:name="component-heading19"/></text:p>
      </text:section>
      <text:p text:style-name="P23"><text:soft-page-break/>Pergunta 11</text:p>
      <text:p text:style-name="P11"><text:span text:style-name="T10">Em um navegador, queremos abrir um arquivo local digitando o caminho para ele na barra de endereços. O caminho deve ser precedido por:</text:span><text:bookmark text:name="block-heading20"/></text:p>
      <text:section text:style-name="Sect1" text:name="Section20">
        <text:p text:style-name="P7"><text:bookmark text:name="component-heading20"/></text:p>
      </text:section>
      <text:p text:style-name="P23">Pergunta 12</text:p>
      <text:p text:style-name="P11"><text:span text:style-name="T10">No navegador, digitamos na barra de endereço uma string começando com </text:span><text:span text:style-name="Source_20_Text"><text:span text:style-name="T5">file:///</text:span></text:span><text:span text:style-name="T10">. Isso significa que:</text:span></text:p>
      <text:section text:style-name="Sect1" text:name="631eed3dc3803267d02d5701-0-label">
        <text:p text:style-name="P11">o resto da string é o caminho para o arquivo em nosso computador local que queremos abrir no navegador.<text:bookmark text:name="block-heading21"/></text:p>
      </text:section>
      <text:section text:style-name="Sect1" text:name="Section22">
        <text:p text:style-name="P7"><text:bookmark text:name="component-heading21"/></text:p>
      </text:section>
      <text:p text:style-name="P23">Pergunta 13</text:p>
      <text:p text:style-name="P11"><text:span text:style-name="T10">Entrar </text:span><text:span text:style-name="Source_20_Text"><text:span text:style-name="T5">about:blank</text:span></text:span><text:span text:style-name="T10">na barra de endereço do seu navegador irá:</text:span></text:p>
      <text:section text:style-name="Sect1" text:name="631eedd5c3803267d02d5704-0-label">
        <text:p text:style-name="P11">gerar e carregar uma página HTML em branco mínima na aba atual.<text:bookmark text:name="block-heading22"/><text:span text:style-name="T8">+</text:span></text:p>
      </text:section>
      <text:section text:style-name="Sect1" text:name="Section24">
        <text:p text:style-name="P7"><text:bookmark text:name="component-heading22"/></text:p>
      </text:section>
      <text:p text:style-name="P23">Pergunta 14</text:p>
      <text:p text:style-name="P11"><text:span text:style-name="T10">O código JavaScript inclui o </text:span><text:span text:style-name="Source_20_Text"><text:span text:style-name="T5">console.log("http://test.org");</text:span></text:span><text:span text:style-name="T10">comando. Sua execução irá:</text:span></text:p>
      <text:section text:style-name="Sect1" text:name="631eeefcc3803267d02d5707-1-label">
        <text:p text:style-name="P11"/>
      </text:section>
      <text:p text:style-name="P20"/>
      <text:p text:style-name="P10"/>
      <text:p text:style-name="P10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iscoSansTT" svg:font-family="CiscoSansTT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erial Icons" svg:font-family="'Material Icons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var headings-font-family" svg:font-family="'var headings-font-family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0:54:36.276327745</meta:creation-date>
    <dc:date>2024-10-07T11:21:43.187463031</dc:date>
    <meta:editing-duration>PT5M36S</meta:editing-duration>
    <meta:editing-cycles>1</meta:editing-cycles>
    <meta:document-statistic meta:table-count="0" meta:image-count="0" meta:object-count="0" meta:page-count="2" meta:paragraph-count="36" meta:word-count="238" meta:character-count="1467" meta:non-whitespace-character-count="1265"/>
    <meta:generator>LibreOffice/7.3.7.2$Linux_X86_64 LibreOffice_project/30$Build-2</meta:generator>
  </office:meta>
</office:document-meta>
</file>